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686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1-outline1">
      <style:graphic-properties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cm" fo:text-indent="0cm"/>
    </style:style>
    <style:style style:name="P3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話題ポイント 2026-03-1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<text:s/>DebianでのWEB確定申告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Debian + スマホ + マイナンバーカードでのWEB確定申告は可能</text:p>
                <text:list>
                  <text:list-item>
                    <text:p>国税庁のWEBでは推奨環境とされていない</text:p>
                    <text:list>
                      <text:list-item>
                        <text:p><text:s/>Win11 or Macが推奨環境（今年からはWin10 は非推奨環境）</text:p>
                      </text:list-item>
                    </text:list>
                  </text:list-item>
                  <text:list-item>
                    <text:p>ただ禁止行為でもない</text:p>
                  </text:list-item>
                </text:list>
              </text:list-item>
              <text:list-item>
                <text:p>工夫してやったら、今年もDebianできました</text:p>
                <text:list>
                  <text:list-item>
                    <text:p><text:a xlink:href="https://osamuaoki.github.io/jp/2026/03/12/etax2025/" xlink:type="simple">https://osamuaoki.github.io/jp/2026/03/12/etax2025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日本語メールのエンコーディング問題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volution 送信時</text:p>
                <text:list>
                  <text:list-item>
                    <text:p>HTML -- ⭕</text:p>
                  </text:list-item>
                  <text:list-item>
                    <text:p>Plain text -- ❌ (仕方ない)</text:p>
                  </text:list-item>
                </text:list>
              </text:list-item>
              <text:list-item>
                <text:p>Evolution 受信時</text:p>
                <text:list>
                  <text:list-item>
                    <text:p>HTML -- ⭕</text:p>
                  </text:list-item>
                  <text:list-item>
                    <text:p>Plain text -- <text:s/>? (対応策？)</text:p>
                  </text:list-item>
                </text:list>
              </text:list-item>
              <text:list-item>
                <text:p>Firefoxにすると何が解決するの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キー入力、IM切り替え問題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最初の１キーストローク欠落問題</text:p>
                <text:list>
                  <text:list-item>
                    <text:p>カーソール位置依存？</text:p>
                  </text:list-item>
                  <text:list-item>
                    <text:p>Debianのibusはアップストリームの安定版の位置づけ</text:p>
                  </text:list-item>
                </text:list>
              </text:list-item>
              <text:list-item>
                <text:p>IMアイコン変更後でも入力モードが切り替えが中途半端</text:p>
                <text:list>
                  <text:list-item>
                    <text:p>待機？ショートカットのダブル打鍵？</text:p>
                  </text:list-item>
                </text:list>
              </text:list-item>
              <text:list-item>
                <text:p>確定論的IM切り替え</text:p>
                <text:list>
                  <text:list-item>
                    <text:p><text:a xlink:href="https://extensions.gnome.org/extension/6066/shortcuts-to-activate-input-methods/" xlink:type="simple">GNOME extension: shortcuts-to-activate-input-methods</text:a></text:p>
                    <text:list>
                      <text:list-item>
                        <text:p>メモ：　https://osamuaoki.github.io/en/2023/06/19/gnome-im-1/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Input method 設定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IM environment variables (ibus or fcitx5)</text:p>
                <text:list>
                  <text:list-item>
                    <text:p>GTK_IM_MODULE=ibus, QT_IM_MODULE=ibus</text:p>
                  </text:list-item>
                  <text:list-item>
                    <text:p>QT_IM_MODULES=wayland;ibus</text:p>
                  </text:list-item>
                  <text:list-item>
                    <text:p text:style-name="P2"><text:a xlink:href="mailto:XMODIFIRES%3D@im" xlink:type="simple">XMODIFIRES=@im</text:a>=ibus for XIM</text:p>
                  </text:list-item>
                  <text:list-item>
                    <text:p text:style-name="P2">GLFW_IM_MODULE, SDL_IM_MODULE, CLUTTER_IM_MODULE?</text:p>
                  </text:list-item>
                </text:list>
              </text:list-item>
              <text:list-item>
                <text:p>IM daemon program</text:p>
                <text:list>
                  <text:list-item>
                    <text:p>X input (for X11 and Xwayland programs)</text:p>
                  </text:list-item>
                  <text:list-item>
                    <text:p>Indicator panel</text:p>
                  </text:list-item>
                </text:list>
              </text:list-item>
              <text:list-item>
                <text:p>どのプログラムが設定？ (DE or im-config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IM環境変数の設定挿入点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1">/etc/environment.d/*.conf – </text:span><text:span text:style-name="T1">汎用</text:span></text:p>
                <text:list>
                  <text:list-item>
                    <text:p text:style-name="P2"><text:span text:style-name="T2">No scripting, just assignments</text:span></text:p>
                  </text:list-item>
                </text:list>
              </text:list-item>
              <text:list-item>
                <text:p text:style-name="P3"><text:span text:style-name="T1">/usr/lib/systemd/user-environment-generators/* – </text:span><text:span text:style-name="T1">汎用</text:span></text:p>
                <text:list>
                  <text:list-item>
                    <text:p text:style-name="P2"><text:span text:style-name="T2">Can’t read /var/lib/AccountsService/* to identify DE</text:span></text:p>
                  </text:list-item>
                </text:list>
              </text:list-item>
              <text:list-item>
                <text:p text:style-name="P3"><text:span text:style-name="T1">/etc/profile.d/* – </text:span><text:span text:style-name="T1">汎用性なし</text:span></text:p>
                <text:list>
                  <text:list-item>
                    <text:p text:style-name="P2"><text:span text:style-name="T2">Not read by KDE, but XDG_* accessible</text:span></text:p>
                  </text:list-item>
                </text:list>
              </text:list-item>
              <text:list-item>
                <text:p text:style-name="P3"><text:span text:style-name="T1">/etc/X11/Xsession.d/* -- </text:span><text:span text:style-name="T1">安定</text:span><text:span text:style-name="T1">(</text:span><text:span text:style-name="T1">ただし</text:span><text:span text:style-name="T1">X11</text:span><text:span text:style-name="T1">のみ？</text:span><text:span text:style-name="T1">)</text:span></text:p>
                <text:list>
                  <text:list-item>
                    <text:p text:style-name="P2"><text:span text:style-name="T2">For all DEs on pure-X11</text:span></text:p>
                  </text:list-item>
                  <text:list-item>
                    <text:p text:style-name="P2"><text:span text:style-name="T2">Not for Des on pure-Wayland and xwayland/Wayland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IM 関連daemonの起動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X11</text:p>
                <text:list>
                  <text:list-item>
                    <text:p>/etx/X11/Xsession.d/* -- im-config</text:p>
                  </text:list-item>
                </text:list>
              </text:list-item>
              <text:list-item>
                <text:p>Xwayland</text:p>
                <text:list>
                  <text:list-item>
                    <text:p>/etc/xdg/Xwayland-session.d/autostart/* -- ibus/fcitx5</text:p>
                    <text:list>
                      <text:list-item>
                        <text:p>Optimal command options used?</text:p>
                      </text:list-item>
                    </text:list>
                  </text:list-item>
                </text:list>
              </text:list-item>
              <text:list-item>
                <text:p>Wayland (like GNOME50)</text:p>
                <text:list>
                  <text:list-item>
                    <text:p>? -- each DM daemon ?</text:p>
                    <text:list>
                      <text:list-item>
                        <text:p>How upcoming KDE, XFC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0:36:51.742101514</meta:creation-date>
    <dc:description>This work is licensed under a Creative Commons 0 License.
It makes use of the works of kka_libo_design@ashisuto.co.jp.</dc:description>
    <meta:generator>LibreOffice/26.2.1.2$Linux_X86_64 LibreOffice_project/620$Build-2</meta:generator>
    <dc:title>Blue Curve</dc:title>
    <meta:editing-duration>PT21M12S</meta:editing-duration>
    <meta:editing-cycles>8</meta:editing-cycles>
    <dc:date>2026-03-21T11:57:44.074299470</dc:date>
    <meta:document-statistic meta:object-count="62"/>
  </office:meta>
</office:document-meta>
</file>